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Обычный">
      <style:paragraph-properties fo:text-align="end" style:justify-single-word="false"/>
    </style:style>
    <style:style style:name="P2" style:family="paragraph" style:parent-style-name="Обычный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Обычный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Обычный">
      <style:text-properties fo:font-size="15pt" style:font-size-asian="15pt" style:font-size-complex="15pt"/>
    </style:style>
    <style:style style:name="P6" style:family="paragraph" style:parent-style-name="Обычный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7" style:family="paragraph" style:parent-style-name="Обычный">
      <style:paragraph-properties fo:text-align="center" style:justify-single-word="false"/>
    </style:style>
    <style:style style:name="P8" style:family="paragraph" style:parent-style-name="Обычный" style:master-page-name="MP0">
      <style:paragraph-properties fo:text-align="end" style:justify-single-word="false" style:page-number="auto" fo:break-before="page"/>
    </style:style>
    <style:style style:name="P9" style:family="paragraph">
      <loext:graphic-properties draw:fill="non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2a721" style:font-size-asian="15pt" style:font-size-complex="15pt"/>
    </style:style>
    <style:style style:name="T4" style:family="text">
      <style:text-properties fo:font-size="15pt" fo:language="en" fo:country="US" style:font-size-asian="15pt" style:font-size-complex="15pt"/>
    </style:style>
    <style:style style:name="T5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ffffff" loext:opacity="100%" fo:font-size="15pt" fo:background-color="#000000" loext:char-shading-value="0" style:font-size-asian="15pt" style:font-size-complex="15pt"/>
    </style:style>
    <style:style style:name="gr1" style:family="graphic">
      <style:graphic-properties draw:stroke="solid" svg:stroke-width="0cm" svg:stroke-color="#3465a4" svg:stroke-opacity="100%" draw:stroke-linejoin="miter" svg:stroke-linecap="butt" draw:fill="none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svg:stroke-opacity="100%" draw:stroke-linejoin="miter" svg:stroke-linecap="butt" draw:fill="none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svg:stroke-opacity="100%" draw:stroke-linejoin="miter" svg:stroke-linecap="butt" draw:fill="none" fo:min-height="0cm" fo:min-width="0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000000" svg:stroke-opacity="100%" draw:stroke-linejoin="miter" svg:stroke-linecap="butt" draw:fill="none" fo:min-height="0cm" fo:min-width="0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3465a4" svg:stroke-opacity="100%" draw:stroke-linejoin="miter" svg:stroke-linecap="butt" draw:fill="none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000000" svg:stroke-opacity="100%" draw:stroke-linejoin="miter" svg:stroke-linecap="butt" draw:fill="none" fo:min-height="0cm" fo:min-width="0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7" style:family="graphic">
      <style:graphic-properties draw:stroke="solid" svg:stroke-width="0cm" svg:stroke-color="#3465a4" svg:stroke-opacity="100%" draw:stroke-linejoin="miter" svg:stroke-linecap="butt" draw:fill="none" fo:min-height="0cm" fo:min-width="0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Студент группы ИС-27 Поповян А.Д.</text:p>
      <text:p text:style-name="P1"/>
      <text:p text:style-name="P2">Практическое занятие № 2</text:p>
      <text:p text:style-name="Обычный"><text:span text:style-name="Основной_20_шрифт_20_абзаца"><text:span text:style-name="T1">Тема: </text:span></text:span><text:span text:style-name="Основной_20_шрифт_20_абзаца"><text:span text:style-name="T2">Составление программ </text:span></text:span><text:span text:style-name="Основной_20_шрифт_20_абзаца"><text:span text:style-name="T3">линейный</text:span></text:span><text:span text:style-name="Основной_20_шрифт_20_абзаца"><text:span text:style-name="T2"> в </text:span></text:span><text:span text:style-name="Основной_20_шрифт_20_абзаца"><text:span text:style-name="T4">IDE</text:span></text:span><text:span text:style-name="Основной_20_шрифт_20_абзаца"><text:span text:style-name="T2"> </text:span></text:span><text:span text:style-name="Основной_20_шрифт_20_абзаца"><text:span text:style-name="T4">PyCharm</text:span></text:span><text:span text:style-name="Основной_20_шрифт_20_абзаца"><text:span text:style-name="T2"> </text:span></text:span><text:span text:style-name="Основной_20_шрифт_20_абзаца"><text:span text:style-name="T4">Community</text:span></text:span><text:span text:style-name="Основной_20_шрифт_20_абзаца"><text:span text:style-name="T2">.</text:span></text:span></text:p>
      <text:p text:style-name="Обычный"><text:span text:style-name="Основной_20_шрифт_20_абзаца"><text:span text:style-name="T1">Цель: </text:span></text:span><text:span text:style-name="Основной_20_шрифт_20_абзаца"><text:span text:style-name="T2">закрепить усвоенные знания, понятия, алгоритмы, основные принципы составления программ, приобрести навыки составление программ линейный структуры в </text:span></text:span><text:span text:style-name="Основной_20_шрифт_20_абзаца"><text:span text:style-name="T4">IDE</text:span></text:span><text:span text:style-name="Основной_20_шрифт_20_абзаца"><text:span text:style-name="T2"> </text:span></text:span><text:span text:style-name="Основной_20_шрифт_20_абзаца"><text:span text:style-name="T4">PyCharm</text:span></text:span><text:span text:style-name="Основной_20_шрифт_20_абзаца"><text:span text:style-name="T2"> </text:span></text:span><text:span text:style-name="Основной_20_шрифт_20_абзаца"><text:span text:style-name="T4">Community</text:span></text:span><text:span text:style-name="Основной_20_шрифт_20_абзаца"><text:span text:style-name="T2">.</text:span></text:span></text:p>
      <text:p text:style-name="P3">Постановка задачи.</text:p>
      <text:p text:style-name="P5">Дано целое число, больше 999. Используя одну операцию деления нацело и одну операцию взятия остатка от деления, найти цифру, соответствующую разряду тысяч в записи этого числа.</text:p>
      <text:p text:style-name="Обычный"><text:span text:style-name="Основной_20_шрифт_20_абзаца"><text:span text:style-name="T1">Тип алгоритма:</text:span></text:span><text:span text:style-name="Основной_20_шрифт_20_абзаца"><text:span text:style-name="T2"> линейный.</text:span></text:span></text:p>
      <text:p text:style-name="P3">Блок-схема алгоритма:</text:p>
      <text:p text:style-name="P3"/>
      <text:p text:style-name="P1"/>
      <text:p text:style-name="P7"><draw:custom-shape text:anchor-type="paragraph" draw:z-index="13" draw:name="Фигура 8" draw:style-name="gr4" draw:text-style-name="P9" svg:width="5.231cm" svg:height="1.997cm" svg:x="5.634cm" svg:y="-0.661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Основной_20_шрифт_20_абзаца"><text:span text:style-name="T1">Начало</text:span></text:span></text:p>
      <text:p text:style-name="P3"/>
      <text:p text:style-name="Обычный"><draw:connector text:anchor-type="paragraph" draw:z-index="14" draw:name="Линия 7" draw:style-name="gr2" draw:text-style-name="P9" draw:type="line" svg:x1="8.269cm" svg:y1="0.115cm" svg:x2="8.246cm" svg:y2="1.198cm" svg:d="M8269 115l-23 1083" svg:viewBox="0 0 25 1085"><text:p/></draw:connector></text:p>
      <text:p text:style-name="P3"/>
      <text:p text:style-name="P7"><draw:custom-shape text:anchor-type="paragraph" draw:z-index="11" draw:name="Фигура 7" draw:style-name="gr6" draw:text-style-name="P9" svg:width="4.91cm" svg:height="0.819cm" svg:x="5.794cm" svg:y="0.03cm"><text:p/><draw:enhanced-geometry svg:viewBox="0 0 21600 21600" draw:type="non-primitive" draw:enhanced-path="M 0 0 L 21600 0 21600 21600 0 21600 Z N"/></draw:custom-shape><text:span text:style-name="Основной_20_шрифт_20_абзаца"><text:span text:style-name="T1">Ввод x</text:span></text:span></text:p>
      <text:p text:style-name="Обычный"><draw:connector text:anchor-type="paragraph" draw:z-index="12" draw:name="Линия 6" draw:style-name="gr5" draw:text-style-name="P9" draw:type="line" svg:x1="8.25cm" svg:y1="0.258cm" svg:x2="8.25cm" svg:y2="1.395cm" svg:d="M8250 258v1137" svg:viewBox="0 0 2 1139"><text:p/></draw:connector></text:p>
      <text:p text:style-name="P3"/>
      <text:p text:style-name="Обычный"><draw:custom-shape text:anchor-type="paragraph" draw:z-index="0" draw:name="Фигура 1" draw:style-name="gr6" draw:text-style-name="P9" svg:width="8.787cm" svg:height="1.43cm" svg:x="3.856cm" svg:y="0.196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7"><text:span text:style-name="Основной_20_шрифт_20_абзаца"><text:span text:style-name="T1">x = int(input(«Введите число:»))</text:span></text:span></text:p>
      <text:p text:style-name="Обычный"><draw:connector text:anchor-type="paragraph" draw:z-index="2" draw:name="Линия 1" draw:style-name="gr1" draw:text-style-name="P9" draw:type="line" svg:x1="8.22cm" svg:y1="0.363cm" svg:x2="8.22cm" svg:y2="1.316cm" svg:d="M8220 363v953" svg:viewBox="0 0 2 954"><text:p/></draw:connector></text:p>
      <text:p text:style-name="P4"/>
      <text:p text:style-name="P7"><draw:custom-shape text:anchor-type="paragraph" draw:z-index="1" draw:name="Фигура 2" draw:style-name="gr6" draw:text-style-name="P9" svg:width="7.143cm" svg:height="1.841cm" svg:x="4.678cm" svg:y="0.086cm"><text:p/><draw:enhanced-geometry svg:viewBox="0 0 21600 21600" draw:path-stretchpoint-x="21600" draw:path-stretchpoint-y="21600" draw:text-areas="?f17 ?f15 ?f22 ?f23" draw:type="non-primitive" draw:enhanced-path="M ?f7 ?f20 L ?f21 ?f7 ?f10 ?f20 ?f21 ?f11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p>
      <text:p text:style-name="P7"><draw:connector text:anchor-type="paragraph" draw:z-index="8" draw:name="Линия 3" draw:style-name="gr2" draw:text-style-name="P9" draw:type="line" svg:x1="4.725cm" svg:y1="0.549cm" svg:x2="2.185cm" svg:y2="1.131cm" svg:d="M4725 549l-2540 582" svg:viewBox="0 0 2542 584"><text:p/></draw:connector><draw:connector text:anchor-type="paragraph" draw:z-index="9" draw:name="Линия 4" draw:style-name="gr2" draw:text-style-name="P9" draw:type="line" svg:x1="13.984cm" svg:y1="1.157cm" svg:x2="11.79cm" svg:y2="0.522cm" svg:d="M13984 1157l-2194-635" svg:viewBox="0 0 2196 637"><text:p/></draw:connector><text:span text:style-name="Основной_20_шрифт_20_абзаца"><text:span text:style-name="T5">x &gt; 999</text:span></text:span></text:p>
      <text:p text:style-name="P7"><draw:custom-shape text:anchor-type="paragraph" draw:z-index="3" draw:name="Фигура 3" draw:style-name="gr4" draw:text-style-name="P9" svg:width="4.322cm" svg:height="0.923cm" svg:x="-0.697cm" svg:y="0.524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7"><draw:custom-shape text:anchor-type="paragraph" draw:z-index="5" draw:name="Фигура 5" draw:style-name="gr7" draw:text-style-name="P9" svg:width="4.821cm" svg:height="0.87cm" svg:x="11.606cm" svg:y="0.037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Основной_20_шрифт_20_абзаца"><text:span text:style-name="T5">y = x/1000 <text:s text:c="69"/>Print(«</text:span></text:span><text:span text:style-name="Основной_20_шрифт_20_абзаца"><text:span text:style-name="T1">Ошибка</text:span></text:span><text:span text:style-name="Основной_20_шрифт_20_абзаца"><text:span text:style-name="T5">»)</text:span></text:span></text:p>
      <text:p text:style-name="P1"><draw:connector text:anchor-type="paragraph" draw:z-index="7" draw:name="Линия 2" draw:style-name="gr2" draw:text-style-name="P9" draw:type="line" svg:x1="0.942cm" svg:y1="0.351cm" svg:x2="0.863cm" svg:y2="1.065cm" svg:d="M942 351l-79 714" svg:viewBox="0 0 81 716"><text:p/></draw:connector></text:p>
      <text:p text:style-name="Обычный"><draw:custom-shape text:anchor-type="paragraph" draw:z-index="4" draw:name="Фигура 4" draw:style-name="gr4" draw:text-style-name="P9" svg:width="4.495cm" svg:height="1.532cm" svg:x="-0.935cm" svg:y="0.61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6"/>
      <text:p text:style-name="Обычный"><text:span text:style-name="Основной_20_шрифт_20_абзаца"><text:span text:style-name="T5">n = y % 10 <text:s text:c="4"/></text:span></text:span></text:p>
      <text:p text:style-name="Обычный"><draw:connector text:anchor-type="paragraph" draw:z-index="10" draw:name="Линия 5" draw:style-name="gr2" draw:text-style-name="P9" draw:type="line" svg:x1="0.882cm" svg:y1="0.31cm" svg:x2="0.908cm" svg:y2="1.072cm" svg:d="M882 310l26 762" svg:viewBox="0 0 28 764"><text:p/></draw:connector></text:p>
      <text:p text:style-name="Обычный"><draw:custom-shape text:anchor-type="paragraph" draw:z-index="6" draw:name="Фигура 6" draw:style-name="gr4" draw:text-style-name="P9" svg:width="4.308cm" svg:height="0.974cm" svg:x="-0.831cm" svg:y="0.474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6">print(n)</text:p>
      <text:p text:style-name="Обычный"><draw:connector text:anchor-type="paragraph" draw:z-index="17" draw:name="Линия 9" draw:style-name="gr2" draw:text-style-name="P9" draw:type="line" svg:x1="3.478cm" svg:y1="0.36cm" svg:x2="6.364cm" svg:y2="0.704cm" svg:d="M3478 360l2886 344" svg:viewBox="0 0 2887 346"><text:p/></draw:connector><draw:custom-shape text:anchor-type="paragraph" draw:z-index="16" draw:name="Фигура 10" draw:style-name="gr3" draw:text-style-name="P9" svg:width="3.941cm" svg:height="1.348cm" svg:x="6.311cm" svg:y="0.025cm"><text:p/><draw:enhanced-geometry svg:viewBox="0 0 21600 21600" draw:type="non-primitive" draw:enhanced-path="M 0 0 L 21600 0 21600 21600 0 21600 Z N"/></draw:custom-shape></text:p>
      <text:p text:style-name="P7"><text:span text:style-name="Основной_20_шрифт_20_абзаца"><text:span text:style-name="T1">Вывод</text:span></text:span><text:span text:style-name="Основной_20_шрифт_20_абзаца"><text:span text:style-name="T5"> <text:s/>x</text:span></text:span></text:p>
      <text:p text:style-name="Обычный"><draw:connector text:anchor-type="paragraph" draw:z-index="18" draw:name="Линия 10" draw:style-name="gr1" draw:text-style-name="P9" draw:type="line" svg:x1="8.271cm" svg:y1="1.268cm" svg:x2="8.271cm" svg:y2="0.157cm" svg:d="M8271 1268v-1111" svg:viewBox="0 0 2 1113"><text:p/></draw:connector></text:p>
      <text:p text:style-name="P6"/>
      <text:p text:style-name="Обычный"><draw:custom-shape text:anchor-type="paragraph" draw:z-index="15" draw:name="Фигура 9" draw:style-name="gr4" draw:text-style-name="P9" svg:width="4.666cm" svg:height="1.532cm" svg:x="5.999cm" svg:y="0.026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">Конец</text:p>
      <text:p text:style-name="P1"/>
      <text:p text:style-name="P1"/>
      <text:p text:style-name="P1"><text:soft-page-break/>Студент группы ИС-27 Поповян А.Д.</text:p>
      <text:p text:style-name="P3"/>
      <text:p text:style-name="P3">Текст программы:</text:p>
      <text:p text:style-name="Обычный"><text:span text:style-name="Основной_20_шрифт_20_абзаца"><text:span text:style-name="T7">try:<text:line-break/> <text:s text:c="3"/># Пробуем получить целое число от пользователя<text:line-break/> <text:s text:c="3"/>x = int(input("Введите число: "))<text:line-break/><text:line-break/> <text:s text:c="3"/># Если введённое число больше или равно 1000<text:line-break/> <text:s text:c="3"/>if x &gt;= 1000:<text:line-break/> <text:s text:c="7"/># Выполняем целочисленное деление числа на 1000, чтобы получить разряд тысяч<text:line-break/> <text:s text:c="7"/>y = x // 1000<text:line-break/><text:line-break/> <text:s text:c="7"/># Выводим полученную цифру<text:line-break/> <text:s text:c="7"/>print(y)<text:line-break/> <text:s text:c="3"/>else:<text:line-break/> <text:s text:c="7"/># Если число меньше 1000, выводим сообщение об ошибке<text:line-break/> <text:s text:c="7"/>print("Ошибка: введённое число должно быть больше или равно 1000.")<text:line-break/>except ValueError:<text:line-break/> <text:s text:c="3"/># Если пользователь ввёл некорректное значение (например, строку), выводим сообщение об ошибке<text:line-break/> <text:s text:c="3"/>print("Ошибка: введено некорректное значение.")</text:span></text:span></text:p>
      <text:p text:style-name="P5"/>
      <text:p text:style-name="Обычный"><text:span text:style-name="Основной_20_шрифт_20_абзаца"><text:span text:style-name="T1">Протокол работы программы:</text:span></text:span></text:p>
      <text:p text:style-name="P6"/>
      <text:p text:style-name="Обычный"><text:span text:style-name="Основной_20_шрифт_20_абзаца"><text:span text:style-name="T5">C</text:span></text:span><text:span text:style-name="Основной_20_шрифт_20_абзаца"><text:span text:style-name="T1">:\</text:span></text:span><text:span text:style-name="Основной_20_шрифт_20_абзаца"><text:span text:style-name="T5">Users</text:span></text:span><text:span text:style-name="Основной_20_шрифт_20_абзаца"><text:span text:style-name="T1">\</text:span></text:span><text:span text:style-name="Основной_20_шрифт_20_абзаца"><text:span text:style-name="T5">Admin</text:span></text:span><text:span text:style-name="Основной_20_шрифт_20_абзаца"><text:span text:style-name="T1">\</text:span></text:span><text:span text:style-name="Основной_20_шрифт_20_абзаца"><text:span text:style-name="T5">AppData</text:span></text:span><text:span text:style-name="Основной_20_шрифт_20_абзаца"><text:span text:style-name="T1">\</text:span></text:span><text:span text:style-name="Основной_20_шрифт_20_абзаца"><text:span text:style-name="T5">Local</text:span></text:span><text:span text:style-name="Основной_20_шрифт_20_абзаца"><text:span text:style-name="T1">\</text:span></text:span><text:span text:style-name="Основной_20_шрифт_20_абзаца"><text:span text:style-name="T5">Programs</text:span></text:span><text:span text:style-name="Основной_20_шрифт_20_абзаца"><text:span text:style-name="T1">\</text:span></text:span><text:span text:style-name="Основной_20_шрифт_20_абзаца"><text:span text:style-name="T5">Python</text:span></text:span><text:span text:style-name="Основной_20_шрифт_20_абзаца"><text:span text:style-name="T1">\</text:span></text:span><text:span text:style-name="Основной_20_шрифт_20_абзаца"><text:span text:style-name="T5">Python</text:span></text:span><text:span text:style-name="Основной_20_шрифт_20_абзаца"><text:span text:style-name="T1">312\</text:span></text:span><text:span text:style-name="Основной_20_шрифт_20_абзаца"><text:span text:style-name="T5">python</text:span></text:span><text:span text:style-name="Основной_20_шрифт_20_абзаца"><text:span text:style-name="T1">.</text:span></text:span><text:span text:style-name="Основной_20_шрифт_20_абзаца"><text:span text:style-name="T5">exe</text:span></text:span><text:span text:style-name="Основной_20_шрифт_20_абзаца"><text:span text:style-name="T1"> </text:span></text:span><text:span text:style-name="Основной_20_шрифт_20_абзаца"><text:span text:style-name="T5">C</text:span></text:span><text:span text:style-name="Основной_20_шрифт_20_абзаца"><text:span text:style-name="T1">:\</text:span></text:span><text:span text:style-name="Основной_20_шрифт_20_абзаца"><text:span text:style-name="T5">Users</text:span></text:span><text:span text:style-name="Основной_20_шрифт_20_абзаца"><text:span text:style-name="T1">\</text:span></text:span><text:span text:style-name="Основной_20_шрифт_20_абзаца"><text:span text:style-name="T5">Admin</text:span></text:span><text:span text:style-name="Основной_20_шрифт_20_абзаца"><text:span text:style-name="T1">\</text:span></text:span><text:span text:style-name="Основной_20_шрифт_20_абзаца"><text:span text:style-name="T5">PopovyanPy</text:span></text:span><text:span text:style-name="Основной_20_шрифт_20_абзаца"><text:span text:style-name="T1">\</text:span></text:span><text:span text:style-name="Основной_20_шрифт_20_абзаца"><text:span text:style-name="T5">Pz</text:span></text:span><text:span text:style-name="Основной_20_шрифт_20_абзаца"><text:span text:style-name="T1">_2\</text:span></text:span><text:span text:style-name="Основной_20_шрифт_20_абзаца"><text:span text:style-name="T5">Pz</text:span></text:span><text:span text:style-name="Основной_20_шрифт_20_абзаца"><text:span text:style-name="T1">_2.</text:span></text:span><text:span text:style-name="Основной_20_шрифт_20_абзаца"><text:span text:style-name="T5">py</text:span></text:span><text:span text:style-name="Основной_20_шрифт_20_абзаца"><text:span text:style-name="T1"> </text:span></text:span></text:p>
      <text:p text:style-name="P6">Введите число: 423423</text:p>
      <text:p text:style-name="P6">423</text:p>
      <text:p text:style-name="P6"/>
      <text:p text:style-name="P6">Process finished with exit code 0</text:p>
      <text:p text:style-name="P6"/>
      <text:p text:style-name="Обычный"><text:span text:style-name="Основной_20_шрифт_20_абзаца"><text:span text:style-name="T1">Вывод: </text:span></text:span><text:span text:style-name="Основной_20_шрифт_20_абзаца"><text:span text:style-name="T2">в процессе выполнения практического занятия выработал <text:s/>навыки составления программ линейный структуры в IDE PyCharm Community. Были использованы языковые конструкции </text:span></text:span><text:span text:style-name="Основной_20_шрифт_20_абзаца"><text:span text:style-name="T4">Try</text:span></text:span><text:span text:style-name="Основной_20_шрифт_20_абзаца"><text:span text:style-name="T2">, </text:span></text:span><text:span text:style-name="Основной_20_шрифт_20_абзаца"><text:span text:style-name="T4">Except</text:span></text:span><text:span text:style-name="Основной_20_шрифт_20_абзаца"><text:span text:style-name="T2">. Выполнены разработка кода, отладка, тестирование, оптимизация </text:span></text:span></text:p>
      <text:p text:style-name="Обычный"><text:span text:style-name="Основной_20_шрифт_20_абзаца"><text:span text:style-name="T2">программного кода. Готовые программные коды выложены на GitHub.</text:span></text:span></text:p>
      <text:p text:style-name="P5"/>
      <text:p text:style-name="P5"><text:s text:c="12"/></text:p>
      <text:p text:style-name="P5"/>
      <text:p text:style-name="P5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Verdana" style:font-size-asian="12pt" style:language-asian="ru" style:country-asian="RU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Verdana" style:font-size-asian="12pt" style:language-asian="ru" style:country-asian="RU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Текст_20_концевой_20_сноски" style:display-name="Текст концевой сноски" style:family="paragraph" style:parent-style-name="Обычный">
      <style:paragraph-properties fo:margin-left="0.6cm" fo:margin-right="0cm" fo:margin-top="0cm" fo:margin-bottom="0.282cm" style:contextual-spacing="false" fo:line-height="103%" fo:orphans="2" fo:widows="2" fo:hyphenation-ladder-count="no-limit" fo:text-indent="-0.6cm" style:auto-text-indent="false" text:number-lines="false" text:line-number="0" style:vertical-align="auto">
        <style:tab-stops/>
      </style:paragraph-properties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Основной_20_шрифт_20_абзаца" style:display-name="Основной шрифт абзаца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Текст_20_концевой_20_сноски_20_Знак" style:display-name="Текст концевой сноски Знак" style:family="text" style:parent-style-name="Основной_20_шрифт_20_абзаца">
      <style:text-properties style:font-name="Calibri" fo:font-family="Calibri" style:font-family-generic="swiss" style:font-pitch="variable" fo:font-size="10pt" style:letter-kerning="true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00Z</meta:creation-date>
    <dc:date>2024-11-02T15:56:38.942317083</dc:date>
    <meta:editing-cycles>12</meta:editing-cycles>
    <meta:editing-duration>PT23M17S</meta:editing-duration>
    <meta:document-statistic meta:table-count="0" meta:image-count="0" meta:object-count="0" meta:page-count="3" meta:paragraph-count="28" meta:word-count="234" meta:character-count="1913" meta:non-whitespace-character-count="153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Normal"/>
  </office:meta>
</office:document-meta>
</file>